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family-generic="modern" style:font-pitch="variable"/>
    <style:font-face style:name="DejaVu Sans Mono3" svg:font-family="'DejaVu Sans Mono'" style:font-family-generic="swiss" style:font-pitch="fixed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fixed"/>
    <style:font-face style:name="Liberation Sans1" svg:font-family="'Liberation Sans'" style:font-family-generic="roman" style:font-pitch="fixed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20.818cm" fo:min-width="27.546cm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414363" loext:fill-use-slide-background="false" draw:textarea-horizontal-align="justify" draw:textarea-vertical-align="middle" draw:auto-grow-height="false" fo:min-height="9.91cm" fo:min-width="21.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14.997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655cm" fo:min-width="10.165cm"/>
      <style:paragraph-properties style:writing-mode="lr-tb"/>
    </style:style>
    <style:style style:name="gr6" style:family="graphic" style:parent-style-name="standard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8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11.245cm"/>
      <style:paragraph-properties style:writing-mode="lr-tb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855cm" fo:min-width="10.165cm"/>
      <style:paragraph-properties style:writing-mode="lr-tb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805cm" fo:min-width="10.1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304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3.99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6.521cm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355269" draw:auto-grow-height="true" draw:auto-grow-width="false" fo:max-height="0cm" fo:min-height="0.65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size="18pt" fo:font-weight="normal" style:font-weight-asian="normal" style:font-weight-complex="normal"/>
    </style:style>
    <style:style style:name="P3" style:family="paragraph">
      <loext:graphic-properties draw:fill="none"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text-autospace="none"/>
      <style:text-properties fo:color="#3f7f5f" loext:opacity="100%" style:font-name="Monospace" fo:font-size="16pt" style:font-name-asian="Monospace" style:font-size-asian="16pt" style:font-name-complex="Monospace" style:font-size-complex="16pt"/>
    </style:style>
    <style:style style:name="P6" style:family="paragraph">
      <style:paragraph-properties style:text-autospace="none"/>
      <style:text-properties style:font-name="Monospace" fo:font-size="16pt" style:font-name-asian="Monospace" style:font-size-asian="16pt" style:font-name-complex="Monospace" style:font-size-complex="16pt"/>
    </style:style>
    <style:style style:name="P7" style:family="paragraph">
      <style:paragraph-properties style:text-autospace="none"/>
      <style:text-properties fo:color="#000000" loext:opacity="100%" style:font-name="Monospace" fo:font-size="16pt" style:font-name-asian="Monospace" style:font-size-asian="16pt" style:font-name-complex="Monospace" style:font-size-complex="16pt"/>
    </style:style>
    <style:style style:name="P8" style:family="paragraph">
      <loext:graphic-properties draw:fill="none" draw:fill-color="#ffffff"/>
      <style:paragraph-properties style:text-autospace="none"/>
      <style:text-properties fo:color="#3f7f5f" loext:opacity="100%" loext:color-lum-mod="100%" loext:color-lum-off="0%" style:font-name="Monospace" fo:font-size="16pt" style:font-name-asian="Monospace" style:font-size-asian="16pt" style:font-name-complex="Monospace" style:font-size-complex="16pt"/>
    </style:style>
    <style:style style:name="P9" style:family="paragraph"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style:paragraph-properties fo:text-align="center" style:writing-mode="lr-tb"/>
      <style:text-properties fo:color="#eeeeee" loext:opacity="100%" fo:font-weight="bold"/>
    </style:style>
    <style:style style:name="P12" style:family="paragraph">
      <loext:graphic-properties draw:fill-color="#414363"/>
      <style:paragraph-properties fo:text-align="center" style:writing-mode="lr-tb"/>
      <style:text-properties fo:color="#eeeeee" loext:opacity="100%" loext:color-lum-mod="100%" loext:color-lum-off="0%" fo:font-weight="bold"/>
    </style:style>
    <style:style style:name="P13" style:family="paragraph">
      <loext:graphic-properties draw:fill="none" draw:fill-color="#ffffff"/>
      <style:paragraph-properties style:writing-mode="lr-tb"/>
      <style:text-properties fo:font-size="21pt" style:font-size-asian="21pt" style:font-size-complex="21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weight="bold"/>
    </style:style>
    <style:style style:name="P15" style:family="paragraph">
      <style:paragraph-properties fo:margin-left="0cm" fo:margin-right="0cm" fo:margin-top="0cm" fo:margin-bottom="0cm" fo:line-height="100%" fo:text-indent="0cm" style:text-autospace="none"/>
      <style:text-properties style:font-name="Monospace" fo:font-size="16pt" style:font-name-asian="Monospace" style:font-size-asian="16pt" style:font-name-complex="Monospace" style:font-size-complex="16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margin-top="0.508cm" fo:margin-bottom="0cm" fo:line-height="100%" fo:text-indent="0cm"/>
    </style:style>
    <style:style style:name="P18" style:family="paragraph">
      <style:paragraph-properties fo:margin-left="0cm" fo:margin-right="0cm" fo:margin-top="0.61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style:paragraph-properties fo:margin-left="0.254cm" fo:margin-right="0cm" fo:text-indent="0cm" style:text-autospace="none"/>
      <style:text-properties fo:color="#3f7f5f" loext:opacity="100%" style:font-name="Monospace" fo:font-size="16pt" style:font-name-asian="Monospace" style:font-size-asian="16pt" style:font-name-complex="Monospace" style:font-size-complex="16pt"/>
    </style:style>
    <style:style style:name="P21" style:family="paragraph">
      <style:paragraph-properties fo:margin-left="0.254cm" fo:margin-right="0cm" fo:text-indent="0cm" style:text-autospace="none"/>
      <style:text-properties fo:color="#000000" loext:opacity="100%" style:font-name="Monospace" fo:font-size="16pt" style:font-name-asian="Monospace" style:font-size-asian="16pt" style:font-name-complex="Monospace" style:font-size-complex="16pt"/>
    </style:style>
    <style:style style:name="P22" style:family="paragraph">
      <style:paragraph-properties fo:margin-left="0.254cm" fo:margin-right="0cm" fo:text-indent="0cm" style:text-autospace="none"/>
      <style:text-properties style:font-name="Monospace" fo:font-size="16pt" style:font-name-asian="Monospace" style:font-size-asian="16pt" style:font-name-complex="Monospace" style:font-size-complex="16pt"/>
    </style:style>
    <style:style style:name="P23" style:family="paragraph">
      <loext:graphic-properties draw:fill="none" draw:fill-color="#ffffff"/>
      <style:paragraph-properties fo:margin-left="0.254cm" fo:margin-right="0cm" fo:text-indent="0cm" style:text-autospace="none"/>
      <style:text-properties fo:color="#3f7f5f" loext:opacity="100%" loext:color-lum-mod="100%" loext:color-lum-off="0%" style:font-name="Monospace" fo:font-size="16pt" style:font-name-asian="Monospace" style:font-size-asian="16pt" style:font-name-complex="Monospace" style:font-size-complex="16pt"/>
    </style:style>
    <style:style style:name="P24" style:family="paragraph">
      <style:paragraph-properties fo:text-align="center" style:text-autospace="none"/>
      <style:text-properties fo:color="#ffffff" loext:opacity="100%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P25" style:family="paragraph">
      <loext:graphic-properties draw:fill="solid" draw:fill-color="#355269"/>
      <style:paragraph-properties fo:text-align="center" style:text-autospace="none"/>
      <style:text-properties fo:color="#ffffff" loext:opacity="100%" loext:color-lum-mod="100%" loext:color-lum-off="0%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P26" style:family="paragraph">
      <style:paragraph-properties fo:margin-left="0.254cm" fo:margin-right="0cm" fo:margin-top="0cm" fo:margin-bottom="0cm" fo:line-height="100%" fo:text-indent="0cm" style:text-autospace="none"/>
      <style:text-properties fo:color="#000000" loext:opacity="100%" style:font-name="Monospace" fo:font-size="16pt" style:font-name-asian="Monospace" style:font-size-asian="16pt" style:font-name-complex="Monospace" style:font-size-complex="16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color="#b2b2b2" loext:opacity="100%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ffffff" loext:opacity="100%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eeeeee" loext:opacity="100%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cccccc" loext:opacity="100%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3f7f5f" loext:opacity="100%" style:font-name="Monospace" fo:font-size="16pt" style:font-name-asian="Monospace" style:font-size-asian="16pt" style:font-name-complex="Monospace" style:font-size-complex="16pt"/>
    </style:style>
    <style:style style:name="T6" style:family="text">
      <style:text-properties fo:color="#7f0055" loext:opacity="100%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7" style:family="text">
      <style:text-properties fo:color="#000000" loext:opacity="100%" style:font-name="Monospace" fo:font-size="16pt" style:font-name-asian="Monospace" style:font-size-asian="16pt" style:font-name-complex="Monospace" style:font-size-complex="16pt"/>
    </style:style>
    <style:style style:name="T8" style:family="text">
      <style:text-properties fo:color="#000000" loext:opacity="100%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9" style:family="text">
      <style:text-properties fo:color="#eeeeee" loext:opacity="100%" fo:font-size="32pt" fo:font-weight="bold" style:font-size-asian="32pt" style:font-size-complex="32pt"/>
    </style:style>
    <style:style style:name="T10" style:family="text">
      <style:text-properties fo:color="#414363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3f7f5f" loext:opacity="100%" style:font-name="Monospace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T12" style:family="text">
      <style:text-properties fo:color="#000000" loext:opacity="100%" style:font-name="Monospace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T13" style:family="text">
      <style:text-properties fo:font-variant="normal" fo:text-transform="none" fo:color="#414363" loext:opacity="100%" style:text-outline="false" style:text-line-through-style="none" style:text-line-through-type="none" style:font-name="Liberation Sans2" fo:font-size="26pt" fo:font-style="normal" fo:text-shadow="none" style:text-underline-style="none" fo:font-weight="bold" style:letter-kerning="true" style:font-name-asian="Noto Sans1" style:font-size-asian="26pt" style:font-style-asian="normal" style:font-weight-asian="bold" style:font-name-complex="Droid Sans Devanagari1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6666" loext:opacity="100%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name-asian="Noto Sans1" style:font-size-asian="20pt" style:font-style-asian="normal" style:font-weight-asian="normal" style:font-name-complex="Droid Sans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6666" loext:opacity="100%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Noto Sans1" style:font-size-asian="20pt" style:font-style-asian="normal" style:font-weight-asian="normal" style:font-name-complex="Droid Sans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f7f5f" loext:opacity="100%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7f0055" loext:opacity="100%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0" style:family="text">
      <style:text-properties fo:color="#f10d0c" loext:opacity="100%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46cm" svg:height="21.068cm" svg:x="0cm" svg:y="-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1.65cm" svg:height="10.16cm" svg:x="3.35cm" svg:y="5cm">
          <text:p text:style-name="P2"><text:span text:style-name="T1"/></text:p>
          <text:p text:style-name="P2"><text:span text:style-name="T1"/></text:p>
          <text:p text:style-name="P2"><text:span text:style-name="T2">B</text:span><text:span text:style-name="T2">P</text:span><text:span text:style-name="T2">L</text:span><text:span text:style-name="T3"><text:line-break/></text:span><text:span text:style-name="T3"/></text:p>
          <text:p text:style-name="P2"><text:span text:style-name="T4">Vari</text:span><text:span text:style-name="T4">able</text:span><text:span text:style-name="T4">s </text:span><text:span text:style-name="T4">sco</text:span><text:span text:style-name="T4">pe </text:span><text:span text:style-name="T4">on </text:span><text:span text:style-name="T4">DP</text:span><text:span text:style-name="T4">U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8" draw:layer="layout" svg:width="24.03cm" svg:height="15.247cm" svg:x="2.04cm" svg:y="5.015cm">
          <draw:text-box>
            <text:p text:style-name="P5"><text:span text:style-name="T5">////////////////////</text:span><text:span text:style-name="T5">////////////////////</text:span><text:span text:style-name="T5">////////////////////</text:span><text:span text:style-name="T5">///</text:span></text:p>
            <text:p text:style-name="P5"><text:span text:style-name="T5">// <text:s text:c="18"/></text:span><text:span text:style-name="T5"><text:s text:c="4"/>HOST <text:s text:c="12"/></text:span><text:span text:style-name="T5"><text:s text:c="19"/>/</text:span><text:span text:style-name="T5">/</text:span></text:p>
            <text:p text:style-name="P5"><text:span text:style-name="T5">////////////////////</text:span><text:span text:style-name="T5">////////////////////</text:span><text:span text:style-name="T5">////////////////////</text:span><text:span text:style-name="T5">///</text:span></text:p>
            <text:p text:style-name="P6"><text:span text:style-name="T6"/></text:p>
            <text:p text:style-name="P6"><text:span text:style-name="T6">int</text:span><text:span text:style-name="T7"> a;</text:span></text:p>
            <text:p text:style-name="P7"><text:span text:style-name="T5">uint32_t b[128];</text:span></text:p>
            <text:p text:style-name="P6"><text:span text:style-name="T6"/></text:p>
            <text:p text:style-name="P6"><text:span text:style-name="T6">auto</text:span><text:span text:style-name="T7"> res = </text:span><text:span text:style-name="T7">launcher.run&lt;DoSomet</text:span><text:span text:style-name="T7">hing&gt; (a, b);</text:span></text:p>
            <text:p text:style-name="P6"><text:span text:style-name="T5"/></text:p>
            <text:p text:style-name="P6"><text:span text:style-name="T5"/></text:p>
            <text:p text:style-name="P5"><text:span text:style-name="T5">////////////////////</text:span><text:span text:style-name="T5">////////////////////</text:span><text:span text:style-name="T5">////////////////////</text:span><text:span text:style-name="T5">///</text:span></text:p>
            <text:p text:style-name="P5"><text:span text:style-name="T5">// <text:s text:c="18"/></text:span><text:span text:style-name="T5"><text:s text:c="4"/>DPU <text:s text:c="13"/></text:span><text:span text:style-name="T5"><text:s text:c="19"/>/</text:span><text:span text:style-name="T5">/</text:span></text:p>
            <text:p text:style-name="P5"><text:span text:style-name="T5">////////////////////</text:span><text:span text:style-name="T5">////////////////////</text:span><text:span text:style-name="T5">////////////////////</text:span><text:span text:style-name="T5">///</text:span></text:p>
            <text:p text:style-name="P6"><text:span text:style-name="T6">int</text:span><text:span text:style-name="T7"> </text:span><text:span text:style-name="T8">main</text:span><text:span text:style-name="T7">() <text:s/></text:span></text:p>
            <text:p text:style-name="P7"><text:span text:style-name="T5">{</text:span></text:p>
            <text:p text:style-name="P6"><text:span text:style-name="T7"><text:s text:c="4"/></text:span><text:span text:style-name="T6">int</text:span><text:span text:style-name="T7"> a;</text:span></text:p>
            <text:p text:style-name="P7"><text:span text:style-name="T5"><text:s text:c="4"/></text:span><text:span text:style-name="T5">uint32_t <text:s/></text:span><text:span text:style-name="T5">b[128];</text:span></text:p>
            <text:p text:style-name="P7"><text:span text:style-name="T5"/></text:p>
            <text:p text:style-name="P6"><text:span text:style-name="T7"><text:s text:c="4"/></text:span><text:span text:style-name="T6">auto</text:span><text:span text:style-name="T7"> result = </text:span><text:span text:style-name="T7">DoSomething::run (a, </text:span><text:span text:style-name="T7">b); <text:s/></text:span></text:p>
            <text:p text:style-name="P6"><text:span text:style-name="T7"/></text:p>
            <text:p text:style-name="P6"><text:span text:style-name="T7"><text:s text:c="4"/></text:span><text:span text:style-name="T6">return</text:span><text:span text:style-name="T7"> 0; <text:s/></text:span></text:p>
            <text:p text:style-name="P7"><text:span text:style-name="T5">}</text:span></text:p>
            <text:p text:style-name="P6"><text:span text:style-name="T5"/></text:p>
          </draw:text-box>
        </draw:frame>
        <draw:custom-shape draw:style-name="gr5" draw:text-style-name="P10" draw:layer="layout" svg:width="10.665cm" svg:height="1.905cm" svg:x="12.7cm" svg:y="14.77cm">
          <text:p text:style-name="P9">variables on the stack (WRAM)</text:p>
          <text:p text:style-name="P9">of the current tasklet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8cm" svg:height="1.905cm" svg:x="0cm" svg:y="0cm">
          <text:p text:style-name="P11"><text:span text:style-name="T9">Variabl</text:span><text:span text:style-name="T9">e </text:span><text:span text:style-name="T9">scope </text:span><text:span text:style-name="T9">: </text:span><text:span text:style-name="T9">scenar</text:span><text:span text:style-name="T9">io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3" draw:layer="layout" svg:width="26.035cm" svg:height="1.517cm" svg:x="1.271cm" svg:y="3.177cm">
          <draw:text-box>
            <text:p><text:span text:style-name="T10">Currently, </text:span><text:span text:style-name="T10">BPL can do </text:span><text:span text:style-name="T10">the </text:span><text:span text:style-name="T10">follow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8cm" svg:height="1.905cm" svg:x="0cm" svg:y="0cm">
          <text:p text:style-name="P14"><text:span text:style-name="T9">V</text:span><text:span text:style-name="T9">ar</text:span><text:span text:style-name="T9">ia</text:span><text:span text:style-name="T9">bl</text:span><text:span text:style-name="T9">e </text:span><text:span text:style-name="T9">s</text:span><text:span text:style-name="T9">c</text:span><text:span text:style-name="T9">o</text:span><text:span text:style-name="T9">p</text:span><text:span text:style-name="T9">e </text:span><text:span text:style-name="T9">: </text:span><text:span text:style-name="T9">s</text:span><text:span text:style-name="T9">c</text:span><text:span text:style-name="T9">e</text:span><text:span text:style-name="T9">n</text:span><text:span text:style-name="T9">ar</text:span><text:span text:style-name="T9">io </text:span><text:span text:style-name="T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3" draw:layer="layout" svg:width="26.035cm" svg:height="1.517cm" svg:x="1.271cm" svg:y="3.177cm">
          <draw:text-box>
            <text:p><text:span text:style-name="T10">But, not </text:span><text:span text:style-name="T10">possible to </text:span><text:span text:style-name="T10">have <text:s/>(1)</text:span></text:p>
          </draw:text-box>
        </draw:frame>
        <draw:frame draw:style-name="gr8" draw:text-style-name="P8" draw:layer="layout" svg:width="22.725cm" svg:height="11.495cm" svg:x="3.04cm" svg:y="6.015cm">
          <draw:text-box>
            <text:p text:style-name="P5"><text:span text:style-name="T5">////////////////////</text:span><text:span text:style-name="T5">////////////////////</text:span><text:span text:style-name="T5">////////////////////</text:span><text:span text:style-name="T5">///</text:span></text:p>
            <text:p text:style-name="P5"><text:span text:style-name="T5">// <text:s text:c="18"/></text:span><text:span text:style-name="T5"><text:s text:c="4"/>DPU <text:s text:c="13"/></text:span><text:span text:style-name="T5"><text:s text:c="19"/>/</text:span><text:span text:style-name="T5">/</text:span></text:p>
            <text:p text:style-name="P5"><text:span text:style-name="T5">////////////////////</text:span><text:span text:style-name="T5">////////////////////</text:span><text:span text:style-name="T5">////////////////////</text:span><text:span text:style-name="T5">///</text:span></text:p>
            <text:p text:style-name="P15"><text:span text:style-name="T11"/></text:p>
            <text:p text:style-name="P15"><text:span text:style-name="T6">__mram_noinit <text:s/></text:span><text:span text:style-name="T6">uint32_t </text:span><text:span text:style-name="T12">b[128]</text:span><text:span text:style-name="T11">;</text:span></text:p>
            <text:p text:style-name="P15"><text:span text:style-name="T11"/></text:p>
            <text:p text:style-name="P6"><text:span text:style-name="T6">int</text:span><text:span text:style-name="T7"> </text:span><text:span text:style-name="T8">main</text:span><text:span text:style-name="T7">() <text:s/></text:span></text:p>
            <text:p text:style-name="P7"><text:span text:style-name="T5">{</text:span></text:p>
            <text:p text:style-name="P6"><text:span text:style-name="T7"><text:s text:c="4"/></text:span><text:span text:style-name="T6">int</text:span><text:span text:style-name="T7"> a;</text:span></text:p>
            <text:p text:style-name="P7"><text:span text:style-name="T5"/></text:p>
            <text:p text:style-name="P6"><text:span text:style-name="T7"><text:s text:c="4"/></text:span><text:span text:style-name="T6">auto</text:span><text:span text:style-name="T7"> result = </text:span><text:span text:style-name="T7">DoSomething::run (a, </text:span><text:span text:style-name="T7">b); <text:s/></text:span></text:p>
            <text:p text:style-name="P6"><text:span text:style-name="T7"/></text:p>
            <text:p text:style-name="P6"><text:span text:style-name="T7"><text:s text:c="4"/></text:span><text:span text:style-name="T6">return</text:span><text:span text:style-name="T7"> 0; <text:s/></text:span></text:p>
            <text:p text:style-name="P7"><text:span text:style-name="T5">}</text:span></text:p>
            <text:p text:style-name="P6"><text:span text:style-name="T5"/></text:p>
          </draw:text-box>
        </draw:frame>
        <draw:custom-shape draw:style-name="gr9" draw:text-style-name="P10" draw:layer="layout" svg:width="10.665cm" svg:height="1.105cm" svg:x="7.3cm" svg:y="11.07cm">
          <text:p text:style-name="P9">variable on the stack 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0.665cm" svg:height="1.055cm" svg:x="14.2cm" svg:y="8.47cm">
          <text:p text:style-name="P9">global variable in MRAM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8cm" svg:height="1.905cm" svg:x="0cm" svg:y="0cm">
          <text:p text:style-name="P14"><text:span text:style-name="T9">V</text:span><text:span text:style-name="T9">a</text:span><text:span text:style-name="T9">r</text:span><text:span text:style-name="T9">i</text:span><text:span text:style-name="T9">a</text:span><text:span text:style-name="T9">b</text:span><text:span text:style-name="T9">l</text:span><text:span text:style-name="T9">e</text:span><text:span text:style-name="T9"> </text:span><text:span text:style-name="T9">s</text:span><text:span text:style-name="T9">c</text:span><text:span text:style-name="T9">o</text:span><text:span text:style-name="T9">p</text:span><text:span text:style-name="T9">e</text:span><text:span text:style-name="T9"> </text:span><text:span text:style-name="T9">: </text:span><text:span text:style-name="T9">s</text:span><text:span text:style-name="T9">c</text:span><text:span text:style-name="T9">e</text:span><text:span text:style-name="T9">n</text:span><text:span text:style-name="T9">a</text:span><text:span text:style-name="T9">r</text:span><text:span text:style-name="T9">i</text:span><text:span text:style-name="T9">o</text:span><text:span text:style-name="T9"> </text:span><text:span text:style-name="T9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3" draw:layer="layout" svg:width="26.035cm" svg:height="1.517cm" svg:x="1.271cm" svg:y="3.177cm">
          <draw:text-box>
            <text:p><text:span text:style-name="T10">But, not </text:span><text:span text:style-name="T10">possible to </text:span><text:span text:style-name="T10">have <text:s/>(2)</text:span></text:p>
          </draw:text-box>
        </draw:frame>
        <draw:frame draw:style-name="gr8" draw:text-style-name="P8" draw:layer="layout" svg:width="22.725cm" svg:height="11.495cm" svg:x="3.04cm" svg:y="6.015cm">
          <draw:text-box>
            <text:p text:style-name="P5"><text:span text:style-name="T5">////////////////////</text:span><text:span text:style-name="T5">////////////////////</text:span><text:span text:style-name="T5">////////////////////</text:span><text:span text:style-name="T5">///</text:span></text:p>
            <text:p text:style-name="P5"><text:span text:style-name="T5">// <text:s text:c="18"/></text:span><text:span text:style-name="T5"><text:s text:c="4"/>DPU <text:s text:c="13"/></text:span><text:span text:style-name="T5"><text:s text:c="19"/>/</text:span><text:span text:style-name="T5">/</text:span></text:p>
            <text:p text:style-name="P5"><text:span text:style-name="T5">////////////////////</text:span><text:span text:style-name="T5">////////////////////</text:span><text:span text:style-name="T5">////////////////////</text:span><text:span text:style-name="T5">///</text:span></text:p>
            <text:p text:style-name="P15"><text:span text:style-name="T11"/></text:p>
            <text:p text:style-name="P15"><text:span text:style-name="T6">uint32_t </text:span><text:span text:style-name="T12">b[128]</text:span><text:span text:style-name="T11">;</text:span></text:p>
            <text:p text:style-name="P15"><text:span text:style-name="T11"/></text:p>
            <text:p text:style-name="P6"><text:span text:style-name="T6">int</text:span><text:span text:style-name="T7"> </text:span><text:span text:style-name="T8">main</text:span><text:span text:style-name="T7">() <text:s/></text:span></text:p>
            <text:p text:style-name="P7"><text:span text:style-name="T5">{</text:span></text:p>
            <text:p text:style-name="P6"><text:span text:style-name="T7"><text:s text:c="4"/></text:span><text:span text:style-name="T6">int</text:span><text:span text:style-name="T7"> a;</text:span></text:p>
            <text:p text:style-name="P7"><text:span text:style-name="T5"/></text:p>
            <text:p text:style-name="P6"><text:span text:style-name="T7"><text:s text:c="4"/></text:span><text:span text:style-name="T6">auto</text:span><text:span text:style-name="T7"> result = </text:span><text:span text:style-name="T7">DoSomething::run (a, </text:span><text:span text:style-name="T7">b); <text:s/></text:span></text:p>
            <text:p text:style-name="P6"><text:span text:style-name="T7"/></text:p>
            <text:p text:style-name="P6"><text:span text:style-name="T7"><text:s text:c="4"/></text:span><text:span text:style-name="T6">return</text:span><text:span text:style-name="T7"> 0; <text:s/></text:span></text:p>
            <text:p text:style-name="P7"><text:span text:style-name="T5">}</text:span></text:p>
            <text:p text:style-name="P6"><text:span text:style-name="T5"/></text:p>
          </draw:text-box>
        </draw:frame>
        <draw:custom-shape draw:style-name="gr9" draw:text-style-name="P10" draw:layer="layout" svg:width="10.665cm" svg:height="1.105cm" svg:x="7.3cm" svg:y="11.07cm">
          <text:p text:style-name="P9">variable on the stack 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0.665cm" svg:height="1.055cm" svg:x="14.2cm" svg:y="8.47cm">
          <text:p text:style-name="P9">global variable in WRAM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8cm" svg:height="1.905cm" svg:x="0cm" svg:y="0cm">
          <text:p text:style-name="P14"><text:span text:style-name="T9">Variable sc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9" draw:layer="layout" svg:width="25.4cm" svg:height="9.554cm" svg:x="1.27cm" svg:y="2.879cm">
          <draw:text-box>
            <text:p text:style-name="P16"><text:span text:style-name="T13">Each scenario </text:span><text:span text:style-name="T13">tells</text:span></text:p>
            <text:list text:style-name="L2">
              <text:list-item>
                <text:list>
                  <text:list-item>
                    <text:p text:style-name="P17"><text:span text:style-name="T14"><text:s/></text:span><text:span text:style-name="T14">Where a </text:span><text:span text:style-name="T14">variable should </text:span><text:span text:style-name="T14">be located </text:span><text:span text:style-name="T14">(MRAM, WRAM)</text:span></text:p>
                  </text:list-item>
                  <text:list-item>
                    <text:p text:style-name="P17"><text:span text:style-name="T14"><text:s/></text:span><text:span text:style-name="T14">Whether the </text:span><text:span text:style-name="T14">variable is shared </text:span><text:span text:style-name="T14">among the task </text:span><text:span text:style-name="T14">uni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8"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span text:style-name="T13">Host level</text:span></text:p>
            <text:list text:style-name="L1">
              <text:list-item>
                <text:list>
                  <text:list-item>
                    <text:p text:style-name="P17"><text:span text:style-name="T14">xx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8"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2" draw:text-style-name="P23" draw:layer="layout" svg:width="21.455cm" svg:height="4.24cm" svg:x="4.04cm" svg:y="5.015cm">
          <draw:text-box>
            <text:p text:style-name="P20"><text:span text:style-name="T6">int</text:span><text:span text:style-name="T7"> a;</text:span></text:p>
            <text:p text:style-name="P21"><text:span text:style-name="T6">uint32_t</text:span><text:span text:style-name="T7"> b[8192];</text:span></text:p>
            <text:p text:style-name="P22"><text:span text:style-name="T6"/></text:p>
            <text:p text:style-name="P22"><text:span text:style-name="T6">auto</text:span><text:span text:style-name="T7"> res = </text:span><text:span text:style-name="T7">launcher.run&lt;DoSome</text:span><text:span text:style-name="T7">thing&gt; (a, </text:span><text:span text:style-name="T7">std::ref(b) );</text:span></text:p>
            <text:p text:style-name="P22"><text:span text:style-name="T5"/></text:p>
          </draw:text-box>
        </draw:frame>
        <draw:custom-shape draw:style-name="gr6" draw:text-style-name="P12" draw:layer="layout" svg:width="28cm" svg:height="1.905cm" svg:x="0cm" svg:y="0cm">
          <text:p text:style-name="P11"><text:span text:style-name="T9">Variable scope : proposal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3" draw:layer="layout" svg:width="21.455cm" svg:height="6.771cm" svg:x="4.04cm" svg:y="11.252cm">
          <draw:text-box>
            <text:p text:style-name="P20"><text:span text:style-name="T16">__host </text:span><text:span text:style-name="T17">uint32_t</text:span><text:span text:style-name="T16"> </text:span><text:span text:style-name="T18">b[</text:span><text:span text:style-name="T12">8192];</text:span></text:p>
            <text:p text:style-name="P22"><text:span text:style-name="T6"/></text:p>
            <text:p text:style-name="P22"><text:span text:style-name="T6">int</text:span><text:span text:style-name="T7"> </text:span><text:span text:style-name="T8">main</text:span><text:span text:style-name="T7">() <text:s/></text:span></text:p>
            <text:p text:style-name="P21"><text:span text:style-name="T7">{</text:span></text:p>
            <text:p text:style-name="P22"><text:span text:style-name="T7"><text:s text:c="4"/></text:span><text:span text:style-name="T6">int</text:span><text:span text:style-name="T7"> a;</text:span></text:p>
            <text:p text:style-name="P21"><text:span text:style-name="T5"/></text:p>
            <text:p text:style-name="P22"><text:span text:style-name="T7"><text:s text:c="4"/></text:span><text:span text:style-name="T6">auto</text:span><text:span text:style-name="T7"> result = </text:span><text:span text:style-name="T7">DoSomething::run </text:span><text:span text:style-name="T7">(a, b); <text:s/></text:span></text:p>
            <text:p text:style-name="P22"><text:span text:style-name="T7"/></text:p>
            <text:p text:style-name="P22"><text:span text:style-name="T7"><text:s text:c="4"/></text:span><text:span text:style-name="T6">return</text:span><text:span text:style-name="T7"> 0; <text:s/></text:span></text:p>
            <text:p text:style-name="P21"><text:span text:style-name="T7">}</text:span></text:p>
          </draw:text-box>
        </draw:frame>
        <draw:frame draw:style-name="gr14" draw:text-style-name="P25" draw:layer="layout" svg:width="4.24cm" svg:height="0.903cm" draw:transform="rotate (1.5707963267949) translate (3.137cm 9.255cm)">
          <draw:text-box>
            <text:p text:style-name="P24"><text:span text:style-name="T19">Host</text:span></text:p>
          </draw:text-box>
        </draw:frame>
        <draw:frame draw:style-name="gr14" draw:text-style-name="P25" draw:layer="layout" svg:width="6.771cm" svg:height="0.903cm" draw:transform="rotate (1.5707963267949) translate (3.138cm 18.023cm)">
          <draw:text-box>
            <text:p text:style-name="P24"><text:span text:style-name="T19">DPU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23" draw:layer="layout" svg:width="21.455cm" svg:height="5.467cm" svg:x="4.04cm" svg:y="6.315cm">
          <draw:text-box>
            <text:p text:style-name="P20"><text:span text:style-name="T6">int</text:span><text:span text:style-name="T7"> a;</text:span></text:p>
            <text:p text:style-name="P21"><text:span text:style-name="T6">float </text:span><text:span text:style-name="T7">x;</text:span></text:p>
            <text:p text:style-name="P26"><text:span text:style-name="T6">vector&lt;uint32_t&gt;</text:span><text:span text:style-name="T7"> b;</text:span></text:p>
            <text:p text:style-name="P26"><text:span text:style-name="T6"/></text:p>
            <text:p text:style-name="P21"><text:span text:style-name="T18">for (</text:span><text:span text:style-name="T6">uint32_t</text:span><text:span text:style-name="T7"> i=0; i&lt;100000; i++) <text:s/>{ b.push_back(i); }</text:span></text:p>
            <text:p text:style-name="P22"><text:span text:style-name="T6"/></text:p>
            <text:p text:style-name="P22"><text:span text:style-name="T6">auto</text:span><text:span text:style-name="T7"> res = launcher.run&lt;DoSomething&gt; (a, </text:span><text:span text:style-name="T20">std::ref</text:span><text:span text:style-name="T7">(b), x);</text:span></text:p>
            <text:p text:style-name="P22"><text:span text:style-name="T5"/></text:p>
          </draw:text-box>
        </draw:frame>
        <draw:custom-shape draw:style-name="gr6" draw:text-style-name="P12" draw:layer="layout" svg:width="28cm" svg:height="1.905cm" svg:x="0cm" svg:y="0cm">
          <text:p text:style-name="P11"><text:span text:style-name="T9">Variable scope : proposal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3" draw:layer="layout" svg:width="21.455cm" svg:height="7.423cm" svg:x="4.04cm" svg:y="12.752cm">
          <draw:text-box>
            <text:p text:style-name="P20"><text:span text:style-name="T16">__host </text:span><text:span text:style-name="T17">vector&lt;uint32_t&gt;</text:span><text:span text:style-name="T16"> </text:span><text:span text:style-name="T18">b</text:span><text:span text:style-name="T12">;</text:span></text:p>
            <text:p text:style-name="P22"><text:span text:style-name="T6"/></text:p>
            <text:p text:style-name="P22"><text:span text:style-name="T6">int</text:span><text:span text:style-name="T7"> </text:span><text:span text:style-name="T8">main</text:span><text:span text:style-name="T7">() <text:s/></text:span></text:p>
            <text:p text:style-name="P21"><text:span text:style-name="T7">{</text:span></text:p>
            <text:p text:style-name="P22"><text:span text:style-name="T7"><text:s text:c="4"/></text:span><text:span text:style-name="T6">int</text:span><text:span text:style-name="T7"> a;</text:span></text:p>
            <text:p text:style-name="P26"><text:span text:style-name="T7"><text:s text:c="4"/></text:span><text:span text:style-name="T6">float</text:span><text:span text:style-name="T7"> x;</text:span></text:p>
            <text:p text:style-name="P26"><text:span text:style-name="T7"/></text:p>
            <text:p text:style-name="P22"><text:span text:style-name="T7"><text:s text:c="4"/></text:span><text:span text:style-name="T6">auto</text:span><text:span text:style-name="T7"> result = DoSomething::run (a, b, x); <text:s/></text:span></text:p>
            <text:p text:style-name="P22"><text:span text:style-name="T7"/></text:p>
            <text:p text:style-name="P22"><text:span text:style-name="T7"><text:s text:c="4"/></text:span><text:span text:style-name="T6">return</text:span><text:span text:style-name="T7"> 0; <text:s/></text:span></text:p>
            <text:p text:style-name="P21"><text:span text:style-name="T7">}</text:span></text:p>
          </draw:text-box>
        </draw:frame>
        <draw:frame draw:style-name="gr14" draw:text-style-name="P25" draw:layer="layout" svg:width="5.467cm" svg:height="0.903cm" draw:transform="rotate (1.5707963267949) translate (3.137cm 11.782cm)">
          <draw:text-box>
            <text:p text:style-name="P24"><text:span text:style-name="T19">Host</text:span></text:p>
          </draw:text-box>
        </draw:frame>
        <draw:frame draw:style-name="gr14" draw:text-style-name="P25" draw:layer="layout" svg:width="7.423cm" svg:height="0.903cm" draw:transform="rotate (1.5707963267949) translate (3.138cm 20.175cm)">
          <draw:text-box>
            <text:p text:style-name="P24"><text:span text:style-name="T19">DPU</text:span></text:p>
          </draw:text-box>
        </draw:frame>
        <draw:frame draw:style-name="gr15" draw:text-style-name="P27" draw:layer="layout" svg:width="25.4cm" svg:height="2.571cm" svg:x="1.27cm" svg:y="2.879cm">
          <draw:text-box>
            <text:p text:style-name="P16"><text:span text:style-name="T13">Like std::ref usage when dealing with </text:span><text:span text:style-name="T13">std::thread </text:span></text:p>
            <text:list text:style-name="L4">
              <text:list-item>
                <text:list>
                  <text:list-item>
                    <text:list>
                      <text:list-header>
                        <text:p text:style-name="P17"><text:span text:style-name="T1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family-generic="modern" style:font-pitch="variable"/>
    <style:font-face style:name="DejaVu Sans Mono3" svg:font-family="'DejaVu Sans Mono'" style:font-family-generic="swiss" style:font-pitch="fixed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fixed"/>
    <style:font-face style:name="Liberation Sans1" svg:font-family="'Liberation Sans'" style:font-family-generic="roman" style:font-pitch="fixed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09:18:32.975611365</meta:creation-date>
    <dc:date>2023-09-20T18:26:17.367499220</dc:date>
    <meta:editing-duration>P9DT2H15M1S</meta:editing-duration>
    <meta:editing-cycles>505</meta:editing-cycles>
    <meta:generator>LibreOffice/7.4.7.2$Linux_X86_64 LibreOffice_project/40$Build-2</meta:generator>
    <meta:document-statistic meta:object-count="64"/>
  </office:meta>
</office:document-meta>
</file>